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Title" style:family="paragraph">
      <style:paragraph-properties fo:text-align="center"/>
    </style:style>
    <style:style style:name="P3" style:parent-style-name="Title" style:family="paragraph">
      <style:paragraph-properties fo:text-align="center"/>
    </style:style>
    <style:style style:name="P4" style:parent-style-name="Title" style:family="paragraph">
      <style:paragraph-properties fo:text-align="center"/>
    </style:style>
    <style:style style:name="P5" style:parent-style-name="Title" style:family="paragraph">
      <style:paragraph-properties fo:text-align="center"/>
    </style:style>
    <style:style style:name="P6" style:parent-style-name="Subtitle" style:family="paragraph">
      <style:paragraph-properties fo:text-align="center"/>
      <style:text-properties fo:font-size="18pt" style:font-size-asian="18pt"/>
    </style:style>
    <style:style style:name="P7" style:parent-style-name="Heading1" style:family="paragraph"/>
    <style:style style:name="P8" style:parent-style-name="Heading1" style:family="paragraph"/>
    <style:style style:name="P9" style:parent-style-name="Heading1" style:family="paragraph"/>
    <style:style style:name="P10" style:parent-style-name="Heading1" style:family="paragraph"/>
    <style:style style:name="P11" style:parent-style-name="Heading1" style:family="paragraph"/>
    <style:style style:name="P12" style:parent-style-name="Heading1" style:family="paragraph"/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Planning and approximate Reasoning</text:p>
      <text:p text:style-name="P6">Practical Exercise 2: Planner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Authors:<text:tab/>Pablo Martínez</text:p>
      <text:p text:style-name="Normal"><text:tab/><text:tab/><text:tab/><text:tab/><text:tab/><text:tab/><text:tab/><text:tab/><text:tab/>Aleix Solanes</text:p>
      <text:p text:style-name="Normal"><text:tab/><text:tab/><text:tab/><text:tab/><text:tab/><text:tab/><text:tab/>Delivery date:<text:tab/>January 10th, 2016</text:p>
      <text:p text:style-name="Normal"/>
      <text:soft-page-break/>
      <text:list text:style-name="LFO1" text:continue-numbering="true">
        <text:list-item>
          <text:p text:style-name="P7">Introduction to the problem</text:p>
        </text:list-item>
      </text:list>
      <text:list text:style-name="LFO1" text:continue-numbering="true">
        <text:list-item>
          <text:p text:style-name="P8">Analysis of the problem</text:p>
        </text:list-item>
      </text:list>
      <text:p text:style-name="Normal">Search space, operators, pre-conditions, special situations...</text:p>
      <text:list text:style-name="LFO1" text:continue-numbering="true">
        <text:list-item>
          <text:p text:style-name="P9">Planning algorithm</text:p>
        </text:list-item>
      </text:list>
      <text:p text:style-name="Normal">Explaining the domain knowledge used to define the strategies or heuristics in the different steps of the method</text:p>
      <text:list text:style-name="LFO1" text:continue-numbering="true">
        <text:list-item>
          <text:p text:style-name="P10">Implementation design</text:p>
        </text:list-item>
      </text:list>
      <text:p text:style-name="Normal">Class diagram and details of the methods you consider relevant</text:p>
      <text:list text:style-name="LFO1" text:continue-numbering="true">
        <text:list-item>
          <text:p text:style-name="P11">Testing cases and results</text:p>
        </text:list-item>
      </text:list>
      <text:p text:style-name="Normal">Show the important steps to arrive to the solution, not only the final path. Analysis of the results (complexity, number of steps,...)</text:p>
      <text:list text:style-name="LFO1" text:continue-numbering="true">
        <text:list-item>
          <text:p text:style-name="P12">Instructions to execute the program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ix Solanes Font</meta:initial-creator>
    <dc:creator>Aleix Solanes Font</dc:creator>
    <meta:creation-date>2016-01-08T18:57:00Z</meta:creation-date>
    <dc:date>2016-01-08T19:03:00Z</dc:date>
    <meta:template xlink:href="Normal" xlink:type="simple"/>
    <meta:editing-cycles>1</meta:editing-cycles>
    <meta:editing-duration>PT360S</meta:editing-duration>
    <meta:document-statistic meta:page-count="2" meta:paragraph-count="1" meta:word-count="106" meta:character-count="711" meta:row-count="5" meta:non-whitespace-character-count="606"/>
  </office:meta>
</office:document-meta>
</file>